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7.59cm" style:rel-width="100%" table:align="left"/>
    </style:style>
    <style:style style:name="表格1.A" style:family="table-column">
      <style:table-column-properties style:column-width="0.372cm" style:rel-column-width="1388*"/>
    </style:style>
    <style:style style:name="表格1.B" style:family="table-column">
      <style:table-column-properties style:column-width="17.217cm" style:rel-column-width="64146*"/>
    </style:style>
    <style:style style:name="表格1.A1" style:family="table-cell">
      <style:table-cell-properties style:vertical-align="middle" fo:padding="0.049cm" fo:border-left="0.6pt solid #808080" fo:border-right="none" fo:border-top="0.6pt solid #808080" fo:border-bottom="0.6pt solid #808080"/>
    </style:style>
    <style:style style:name="表格1.B1" style:family="table-cell">
      <style:table-cell-properties style:vertical-align="middle" fo:padding="0.049cm" fo:border-left="0.05pt solid #808080" fo:border-right="0.6pt solid #808080" fo:border-top="0.6pt solid #808080" fo:border-bottom="0.6pt solid #808080"/>
    </style:style>
    <style:style style:name="表格2" style:family="table">
      <style:table-properties style:width="17.59cm" style:rel-width="100%" table:align="left"/>
    </style:style>
    <style:style style:name="表格2.A" style:family="table-column">
      <style:table-column-properties style:column-width="1.506cm" style:rel-column-width="5611*"/>
    </style:style>
    <style:style style:name="表格2.B" style:family="table-column">
      <style:table-column-properties style:column-width="16.083cm" style:rel-column-width="59923*"/>
    </style:style>
    <style:style style:name="表格2.A1" style:family="table-cell">
      <style:table-cell-properties style:vertical-align="middle" fo:padding="0.049cm" fo:border-left="0.6pt solid #808080" fo:border-right="none" fo:border-top="0.6pt solid #808080" fo:border-bottom="0.6pt solid #808080"/>
    </style:style>
    <style:style style:name="表格2.B1" style:family="table-cell">
      <style:table-cell-properties style:vertical-align="middle" fo:padding="0.049cm" fo:border-left="0.05pt solid #808080" fo:border-right="0.6pt solid #808080" fo:border-top="0.6pt solid #808080" fo:border-bottom="0.6pt solid #808080"/>
    </style:style>
    <style:style style:name="P1" style:family="paragraph" style:parent-style-name="Standard">
      <style:text-properties style:font-name="Arial" fo:font-size="10pt"/>
    </style:style>
    <style:style style:name="P2" style:family="paragraph" style:parent-style-name="Standard">
      <style:text-properties style:font-name="Arial" fo:font-size="10pt" officeooo:rsid="000fb7af" officeooo:paragraph-rsid="000fb7af"/>
    </style:style>
    <style:style style:name="P3" style:family="paragraph" style:parent-style-name="Standard">
      <style:text-properties style:font-name="Arial" fo:font-size="10pt" officeooo:rsid="00105a76" officeooo:paragraph-rsid="00105a76"/>
    </style:style>
    <style:style style:name="P4" style:family="paragraph" style:parent-style-name="Standard">
      <style:text-properties style:font-name="Times" fo:font-size="12pt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text-properties style:font-name="Arial" fo:font-size="10pt"/>
    </style:style>
    <style:style style:name="T1" style:family="text">
      <style:text-properties style:font-name="Arial" fo:font-size="10pt"/>
    </style:style>
    <style:style style:name="T2" style:family="text">
      <style:text-properties officeooo:rsid="00104660"/>
    </style:style>
    <style:style style:name="T3" style:family="text">
      <style:text-properties officeooo:rsid="00123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ad Sign Detection and Distance Estimation in Autonomous Car Application</text:p>
      <text:p text:style-name="P1"/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5"/>
          </table:table-cell>
          <table:table-cell table:style-name="表格1.B1" office:value-type="string">
            <text:p text:style-name="P6">Reverse Engineering of Printed Circuit Boards</text:p>
          </table:table-cell>
        </table:table-row>
      </table:table>
      <text:p text:style-name="P1"/>
      <text:p text:style-name="P1"/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Table_20_Contents"><text:span text:style-name="T1">Fujii</text:span> </text:p>
          </table:table-cell>
          <table:table-cell table:style-name="表格2.B1" office:value-type="string">
            <text:p text:style-name="P6">Automatic Contact Importer from Business Cards for Android</text:p>
          </table:table-cell>
        </table:table-row>
      </table:table>
      <text:p text:style-name="P1"/>
      <text:p text:style-name="P4">Business Card Recognition</text:p>
      <text:p text:style-name="P1"/>
      <text:p text:style-name="P2">Sudoku solver</text:p>
      <text:p text:style-name="P2"/>
      <text:p text:style-name="P2"><text:span text:style-name="T2">c</text:span>ontour Extraction and Visualization from Topographic Maps</text:p>
      <text:p text:style-name="P2"/>
      <text:p text:style-name="P2">Video Detection and Enhancement of Small Unmanned Aircraft</text:p>
      <text:p text:style-name="P2"/>
      <text:p text:style-name="P2">Augmented reality musical instruments</text:p>
      <text:p text:style-name="P2"/>
      <text:p text:style-name="P3">Music Score Reader on Android Platform</text:p>
      <text:p text:style-name="P3"/>
      <text:p text:style-name="P3">Optical Music Recognition Implementation and Application</text:p>
      <text:p text:style-name="P3"/>
      <text:p text:style-name="P3">Generating compilable source code from handwritten source code</text:p>
      <text:p text:style-name="P3"/>
      <text:p text:style-name="P3">Hidden Emotion Detection through Analyzing Facial Expression</text:p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00:31:11.510676797</meta:creation-date>
    <dc:date>2017-02-28T01:37:58.715054520</dc:date>
    <meta:editing-duration>PT26M16S</meta:editing-duration>
    <meta:editing-cycles>1</meta:editing-cycles>
    <meta:document-statistic meta:table-count="2" meta:image-count="0" meta:object-count="0" meta:page-count="1" meta:paragraph-count="13" meta:word-count="76" meta:character-count="589" meta:non-whitespace-character-count="525"/>
    <meta:generator>LibreOffice/5.1.6.2$Linux_X86_64 LibreOffice_project/10m0$Build-2</meta:generator>
  </office:meta>
</office:document-meta>
</file>